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Times New Roman"/>
  </office:font-face-decls>
  <office:automatic-styles>
    <style:style style:name="TBL_0_0" style:master-page-name="master_0" style:family="table">
      <style:table-properties table:align="left" style:width="11.69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01in"/>
    </style:style>
    <style:style style:name="TBL_0_0_col_2" style:family="table-column">
      <style:table-column-properties style:column-width="0.01in"/>
    </style:style>
    <style:style style:name="TBL_0_0_col_3" style:family="table-column">
      <style:table-column-properties style:column-width="0.16in"/>
    </style:style>
    <style:style style:name="TBL_0_0_col_4" style:family="table-column">
      <style:table-column-properties style:column-width="0.26in"/>
    </style:style>
    <style:style style:name="TBL_0_0_col_5" style:family="table-column">
      <style:table-column-properties style:column-width="0.01in"/>
    </style:style>
    <style:style style:name="TBL_0_0_col_6" style:family="table-column">
      <style:table-column-properties style:column-width="0.5in"/>
    </style:style>
    <style:style style:name="TBL_0_0_col_7" style:family="table-column">
      <style:table-column-properties style:column-width="0.01in"/>
    </style:style>
    <style:style style:name="TBL_0_0_col_8" style:family="table-column">
      <style:table-column-properties style:column-width="0.77in"/>
    </style:style>
    <style:style style:name="TBL_0_0_col_9" style:family="table-column">
      <style:table-column-properties style:column-width="0.01in"/>
    </style:style>
    <style:style style:name="TBL_0_0_col_10" style:family="table-column">
      <style:table-column-properties style:column-width="0.05in"/>
    </style:style>
    <style:style style:name="TBL_0_0_col_11" style:family="table-column">
      <style:table-column-properties style:column-width="0.25in"/>
    </style:style>
    <style:style style:name="TBL_0_0_col_12" style:family="table-column">
      <style:table-column-properties style:column-width="0.08in"/>
    </style:style>
    <style:style style:name="TBL_0_0_col_13" style:family="table-column">
      <style:table-column-properties style:column-width="0.13in"/>
    </style:style>
    <style:style style:name="TBL_0_0_col_14" style:family="table-column">
      <style:table-column-properties style:column-width="0.01in"/>
    </style:style>
    <style:style style:name="TBL_0_0_col_15" style:family="table-column">
      <style:table-column-properties style:column-width="0.15in"/>
    </style:style>
    <style:style style:name="TBL_0_0_col_16" style:family="table-column">
      <style:table-column-properties style:column-width="0.13in"/>
    </style:style>
    <style:style style:name="TBL_0_0_col_17" style:family="table-column">
      <style:table-column-properties style:column-width="0.01in"/>
    </style:style>
    <style:style style:name="TBL_0_0_col_18" style:family="table-column">
      <style:table-column-properties style:column-width="0.43in"/>
    </style:style>
    <style:style style:name="TBL_0_0_col_19" style:family="table-column">
      <style:table-column-properties style:column-width="0.26in"/>
    </style:style>
    <style:style style:name="TBL_0_0_col_20" style:family="table-column">
      <style:table-column-properties style:column-width="0.01in"/>
    </style:style>
    <style:style style:name="TBL_0_0_col_21" style:family="table-column">
      <style:table-column-properties style:column-width="0.47in"/>
    </style:style>
    <style:style style:name="TBL_0_0_col_22" style:family="table-column">
      <style:table-column-properties style:column-width="0.02in"/>
    </style:style>
    <style:style style:name="TBL_0_0_col_23" style:family="table-column">
      <style:table-column-properties style:column-width="0.16in"/>
    </style:style>
    <style:style style:name="TBL_0_0_col_24" style:family="table-column">
      <style:table-column-properties style:column-width="0.55in"/>
    </style:style>
    <style:style style:name="TBL_0_0_col_25" style:family="table-column">
      <style:table-column-properties style:column-width="0.01in"/>
    </style:style>
    <style:style style:name="TBL_0_0_col_26" style:family="table-column">
      <style:table-column-properties style:column-width="0.01in"/>
    </style:style>
    <style:style style:name="TBL_0_0_col_27" style:family="table-column">
      <style:table-column-properties style:column-width="0.01in"/>
    </style:style>
    <style:style style:name="TBL_0_0_col_28" style:family="table-column">
      <style:table-column-properties style:column-width="0.62in"/>
    </style:style>
    <style:style style:name="TBL_0_0_col_29" style:family="table-column">
      <style:table-column-properties style:column-width="0.48in"/>
    </style:style>
    <style:style style:name="TBL_0_0_col_30" style:family="table-column">
      <style:table-column-properties style:column-width="0.02in"/>
    </style:style>
    <style:style style:name="TBL_0_0_col_31" style:family="table-column">
      <style:table-column-properties style:column-width="0.01in"/>
    </style:style>
    <style:style style:name="TBL_0_0_col_32" style:family="table-column">
      <style:table-column-properties style:column-width="0.27in"/>
    </style:style>
    <style:style style:name="TBL_0_0_col_33" style:family="table-column">
      <style:table-column-properties style:column-width="0.23in"/>
    </style:style>
    <style:style style:name="TBL_0_0_col_34" style:family="table-column">
      <style:table-column-properties style:column-width="0.37in"/>
    </style:style>
    <style:style style:name="TBL_0_0_col_35" style:family="table-column">
      <style:table-column-properties style:column-width="0.01in"/>
    </style:style>
    <style:style style:name="TBL_0_0_col_36" style:family="table-column">
      <style:table-column-properties style:column-width="0.01in"/>
    </style:style>
    <style:style style:name="TBL_0_0_col_37" style:family="table-column">
      <style:table-column-properties style:column-width="0.01in"/>
    </style:style>
    <style:style style:name="TBL_0_0_col_38" style:family="table-column">
      <style:table-column-properties style:column-width="0.01in"/>
    </style:style>
    <style:style style:name="TBL_0_0_col_39" style:family="table-column">
      <style:table-column-properties style:column-width="0.29in"/>
    </style:style>
    <style:style style:name="TBL_0_0_col_40" style:family="table-column">
      <style:table-column-properties style:column-width="0.01in"/>
    </style:style>
    <style:style style:name="TBL_0_0_col_41" style:family="table-column">
      <style:table-column-properties style:column-width="0.48in"/>
    </style:style>
    <style:style style:name="TBL_0_0_col_42" style:family="table-column">
      <style:table-column-properties style:column-width="0.01in"/>
    </style:style>
    <style:style style:name="TBL_0_0_col_43" style:family="table-column">
      <style:table-column-properties style:column-width="0.37in"/>
    </style:style>
    <style:style style:name="TBL_0_0_col_44" style:family="table-column">
      <style:table-column-properties style:column-width="0.01in"/>
    </style:style>
    <style:style style:name="TBL_0_0_col_45" style:family="table-column">
      <style:table-column-properties style:column-width="0.01in"/>
    </style:style>
    <style:style style:name="TBL_0_0_col_46" style:family="table-column">
      <style:table-column-properties style:column-width="0.06in"/>
    </style:style>
    <style:style style:name="TBL_0_0_col_47" style:family="table-column">
      <style:table-column-properties style:column-width="0.01in"/>
    </style:style>
    <style:style style:name="TBL_0_0_col_48" style:family="table-column">
      <style:table-column-properties style:column-width="0.36in"/>
    </style:style>
    <style:style style:name="TBL_0_0_col_49" style:family="table-column">
      <style:table-column-properties style:column-width="0.2in"/>
    </style:style>
    <style:style style:name="TBL_0_0_col_50" style:family="table-column">
      <style:table-column-properties style:column-width="0.01in"/>
    </style:style>
    <style:style style:name="TBL_0_0_col_51" style:family="table-column">
      <style:table-column-properties style:column-width="0.01in"/>
    </style:style>
    <style:style style:name="TBL_0_0_col_52" style:family="table-column">
      <style:table-column-properties style:column-width="0.25in"/>
    </style:style>
    <style:style style:name="TBL_0_0_col_53" style:family="table-column">
      <style:table-column-properties style:column-width="0.3in"/>
    </style:style>
    <style:style style:name="TBL_0_0_col_54" style:family="table-column">
      <style:table-column-properties style:column-width="0.13in"/>
    </style:style>
    <style:style style:name="TBL_0_0_col_55" style:family="table-column">
      <style:table-column-properties style:column-width="0.01in"/>
    </style:style>
    <style:style style:name="TBL_0_0_col_56" style:family="table-column">
      <style:table-column-properties style:column-width="0.29in"/>
    </style:style>
    <style:style style:name="TBL_0_0_col_57" style:family="table-column">
      <style:table-column-properties style:column-width="0.19in"/>
    </style:style>
    <style:style style:name="TBL_0_0_col_58" style:family="table-column">
      <style:table-column-properties style:column-width="0.01in"/>
    </style:style>
    <style:style style:name="TBL_0_0_col_59" style:family="table-column">
      <style:table-column-properties style:column-width="0.69in"/>
    </style:style>
    <style:style style:name="TBL_0_0_col_60" style:family="table-column">
      <style:table-column-properties style:column-width="0.15in"/>
    </style:style>
    <style:style style:name="TBL_0_0_col_61" style:family="table-column">
      <style:table-column-properties style:column-width="0.22in"/>
    </style:style>
    <style:style style:name="TBL_0_0_col_62" style:family="table-column">
      <style:table-column-properties style:column-width="0.27in"/>
    </style:style>
    <style:style style:name="TBL_0_0_col_63" style:family="table-column">
      <style:table-column-properties style:column-width="0.01in"/>
    </style:style>
    <style:style style:name="TBL_0_0_col_64" style:family="table-column">
      <style:table-column-properties style:column-width="0.26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27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Times New Roman" fo:font-size="12.0pt" style:font-size-asian="12.0pt" style:font-size-complex="12.0pt" fo:font-weight="bold">
</style:text-properties>
    </style:style>
    <style:style style:name="TBL_0_0_row_2" style:family="table-row">
      <style:table-row-properties style:use-optimal-row-height="false" style:row-height="0.27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style:font-name="Times New Roman" fo:font-size="10.0pt" style:font-size-asian="10.0pt" style:font-size-complex="10.0pt" fo:font-style="italic" fo:font-weight="bold">
</style:text-properties>
    </style:style>
    <style:style style:name="TBL_0_0_row_3" style:family="table-row">
      <style:table-row-properties style:use-optimal-row-height="false" style:row-height="0.05in"/>
    </style:style>
    <style:style style:name="TBL_0_0_row_4" style:family="table-row">
      <style:table-row-properties style:use-optimal-row-height="false" style:row-height="0.01in"/>
    </style:style>
    <style:style style:name="T2" style:family="text">
      <style:text-properties style:font-name="Times New Roman" fo:font-size="11.0pt" style:font-size-asian="11.0pt" style:font-size-complex="11.0pt">
</style:text-properties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style:font-name="Times New Roman" fo:font-size="10.0pt" style:font-size-asian="10.0pt" style:font-size-complex="10.0pt">
</style:text-properties>
    </style:style>
    <style:style style:name="TBL_0_0_row_5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6" style:family="table-row">
      <style:table-row-properties style:use-optimal-row-height="false" style:row-height="0.19in"/>
    </style:style>
    <style:style style:name="TBL_0_0_row_7" style:family="table-row">
      <style:table-row-properties style:use-optimal-row-height="false" style:row-height="0.01in"/>
    </style:style>
    <style:style style:name="TBL_0_0_row_8" style:family="table-row">
      <style:table-row-properties style:use-optimal-row-height="false" style:row-height="0.01in"/>
    </style:style>
    <style:style style:name="TBL_0_0_row_9" style:family="table-row">
      <style:table-row-properties style:use-optimal-row-height="false" style:row-height="0.01in"/>
    </style:style>
    <style:style style:name="TBL_0_0_row_10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11" style:family="table-row">
      <style:table-row-properties style:use-optimal-row-height="false" style:row-height="0.01in"/>
    </style:style>
    <style:style style:name="TBL_0_0_row_12" style:family="table-row">
      <style:table-row-properties style:use-optimal-row-height="false" style:row-height="0.19in"/>
    </style:style>
    <style:style style:name="TBL_0_0_row_13" style:family="table-row">
      <style:table-row-properties style:use-optimal-row-height="false" style:row-height="0.01in"/>
    </style:style>
    <style:style style:name="TBL_0_0_row_14" style:family="table-row">
      <style:table-row-properties style:use-optimal-row-height="false" style:row-height="0.01in"/>
    </style:style>
    <style:style style:name="TBL_0_0_row_15" style:family="table-row">
      <style:table-row-properties style:use-optimal-row-height="false" style:row-height="0.01in"/>
    </style:style>
    <style:style style:name="TBL_0_0_row_16" style:family="table-row">
      <style:table-row-properties style:use-optimal-row-height="false" style:row-height="0.18in"/>
    </style:style>
    <style:style style:name="TBL_0_0_row_17" style:family="table-row">
      <style:table-row-properties style:use-optimal-row-height="false" style:row-height="0.02in"/>
    </style:style>
    <style:style style:name="TBL_0_0_row_18" style:family="table-row">
      <style:table-row-properties style:use-optimal-row-height="false" style:row-height="0.01in"/>
    </style:style>
    <style:style style:name="TBL_0_0_row_19" style:family="table-row">
      <style:table-row-properties style:use-optimal-row-height="false" style:row-height="0.01in"/>
    </style:style>
    <style:style style:name="TBL_0_0_row_20" style:family="table-row">
      <style:table-row-properties style:use-optimal-row-height="false" style:row-height="0.01in"/>
    </style:style>
    <style:style style:name="TBL_0_0_row_21" style:family="table-row">
      <style:table-row-properties style:use-optimal-row-height="false" style:row-height="0.01in"/>
    </style:style>
    <style:style style:name="C4" style:family="table-cell">
      <style:table-cell-properties fo:wrap-option="wrap" style:shrink-to-fit="false" fo:background-color="#CCCCCC" fo:border-top="0.013888888888888888in solid #000000" fo:padding-top="0.0in" fo:border-left="0.013888888888888888in solid #000000" fo:padding-left="0.0in" fo:border-bottom="0.013888888888888888in solid #000000" fo:padding-bottom="0.0in" fo:border-right="0.013888888888888888in solid #000000" fo:padding-right="0.0in" style:vertical-align="top"/>
      <style:paragraph-properties fo:text-align="start"/>
    </style:style>
    <style:style style:name="TBL_0_0_row_22" style:family="table-row">
      <style:table-row-properties style:use-optimal-row-height="false" style:row-height="0.19in"/>
    </style:style>
    <style:style style:name="TBL_0_0_row_23" style:family="table-row">
      <style:table-row-properties style:use-optimal-row-height="false" style:row-height="0.01in"/>
    </style:style>
    <style:style style:name="TBL_0_0_row_24" style:family="table-row">
      <style:table-row-properties style:use-optimal-row-height="false" style:row-height="0.01in"/>
    </style:style>
    <style:style style:name="TBL_0_0_row_25" style:family="table-row">
      <style:table-row-properties style:use-optimal-row-height="false" style:row-height="0.01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26" style:family="table-row">
      <style:table-row-properties style:use-optimal-row-height="false" style:row-height="0.01in"/>
    </style:style>
    <style:style style:name="TBL_0_0_row_27" style:family="table-row">
      <style:table-row-properties style:use-optimal-row-height="false" style:row-height="0.19in"/>
    </style:style>
    <style:style style:name="TBL_0_0_row_28" style:family="table-row">
      <style:table-row-properties style:use-optimal-row-height="false" style:row-height="0.01in"/>
    </style:style>
    <style:style style:name="TBL_0_0_row_29" style:family="table-row">
      <style:table-row-properties style:use-optimal-row-height="false" style:row-height="0.01in"/>
    </style:style>
    <style:style style:name="TBL_0_0_row_30" style:family="table-row">
      <style:table-row-properties style:use-optimal-row-height="false" style:row-height="0.01in"/>
    </style:style>
    <style:style style:name="TBL_0_0_row_31" style:family="table-row">
      <style:table-row-properties style:use-optimal-row-height="false" style:row-height="0.18in"/>
    </style:style>
    <style:style style:name="TBL_0_0_row_32" style:family="table-row">
      <style:table-row-properties style:use-optimal-row-height="false" style:row-height="0.02in"/>
    </style:style>
    <style:style style:name="TBL_0_0_row_33" style:family="table-row">
      <style:table-row-properties style:use-optimal-row-height="false" style:row-height="0.01in"/>
    </style:style>
    <style:style style:name="TBL_0_0_row_34" style:family="table-row">
      <style:table-row-properties style:use-optimal-row-height="false" style:row-height="0.01in"/>
    </style:style>
    <style:style style:name="TBL_0_0_row_35" style:family="table-row">
      <style:table-row-properties style:use-optimal-row-height="false" style:row-height="0.01in"/>
    </style:style>
    <style:style style:name="G3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36" style:family="table-row">
      <style:table-row-properties style:use-optimal-row-height="false" style:row-height="0.19in"/>
    </style:style>
    <style:style style:name="TBL_0_0_row_37" style:family="table-row">
      <style:table-row-properties style:use-optimal-row-height="false" style:row-height="0.01in"/>
    </style:style>
    <style:style style:name="TBL_0_0_row_38" style:family="table-row">
      <style:table-row-properties style:use-optimal-row-height="false" style:row-height="0.02in"/>
    </style:style>
    <style:style style:name="TBL_0_0_row_39" style:family="table-row">
      <style:table-row-properties style:use-optimal-row-height="false" style:row-height="0.01in"/>
    </style:style>
    <style:style style:name="TBL_0_0_row_40" style:family="table-row">
      <style:table-row-properties style:use-optimal-row-height="false" style:row-height="0.18in"/>
    </style:style>
    <style:style style:name="TBL_0_0_row_41" style:family="table-row">
      <style:table-row-properties style:use-optimal-row-height="false" style:row-height="0.04in"/>
    </style:style>
    <style:style style:name="TBL_0_0_row_42" style:family="table-row">
      <style:table-row-properties style:use-optimal-row-height="false" style:row-height="0.18in"/>
    </style:style>
    <style:style style:name="TBL_0_0_row_43" style:family="table-row">
      <style:table-row-properties style:use-optimal-row-height="false" style:row-height="0.18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3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4" style:family="text">
      <style:text-properties style:font-name="Times New Roman" fo:font-size="8.0pt" style:font-size-asian="8.0pt" style:font-size-complex="8.0pt" fo:font-weight="bold">
</style:text-properties>
    </style:style>
    <style:style style:name="TBL_0_0_row_44" style:family="table-row">
      <style:table-row-properties style:use-optimal-row-height="false" style:row-height="0.01in"/>
    </style:style>
    <style:style style:name="T5" style:family="text">
      <style:text-properties style:font-name="Times New Roman" fo:font-size="11.0pt" style:font-size-asian="11.0pt" style:font-size-complex="11.0pt" fo:font-weight="bold">
</style:text-properties>
    </style:style>
    <style:style style:name="G4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6" style:family="text">
      <style:text-properties style:font-name="Times New Roman" fo:font-size="10.0pt" style:font-size-asian="10.0pt" style:font-size-complex="10.0pt" fo:font-weight="bold">
</style:text-properties>
    </style:style>
    <style:style style:name="G5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6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7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8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9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45" style:family="table-row">
      <style:table-row-properties style:use-optimal-row-height="false" style:row-height="0.25in"/>
    </style:style>
    <style:style style:name="G1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2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46" style:family="table-row">
      <style:table-row-properties style:use-optimal-row-height="false" style:row-height="0.01in"/>
    </style:style>
    <style:style style:name="TBL_0_0_row_47" style:family="table-row">
      <style:table-row-properties style:use-optimal-row-height="false" style:row-height="0.3in"/>
    </style:style>
    <style:style style:name="TBL_0_0_row_48" style:family="table-row">
      <style:table-row-properties style:use-optimal-row-height="false" style:row-height="0.19in"/>
    </style:style>
    <style:style style:name="TBL_0_0_row_49" style:family="table-row">
      <style:table-row-properties style:use-optimal-row-height="false" style:row-height="0.18in"/>
    </style:style>
    <style:style style:name="TBL_0_0_row_50" style:family="table-row">
      <style:table-row-properties style:use-optimal-row-height="false" style:row-height="0.23in"/>
    </style:style>
    <style:style style:name="G13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51" style:family="table-row">
      <style:table-row-properties style:use-optimal-row-height="false" style:row-height="0.01in"/>
    </style:style>
    <style:style style:name="TBL_0_0_row_52" style:family="table-row">
      <style:table-row-properties style:use-optimal-row-height="false" style:row-height="0.22in"/>
    </style:style>
    <style:style style:name="TBL_0_0_row_53" style:family="table-row">
      <style:table-row-properties style:use-optimal-row-height="false" style:row-height="0.01in"/>
    </style:style>
    <style:style style:name="TBL_0_0_row_54" style:family="table-row">
      <style:table-row-properties style:use-optimal-row-height="false" style:row-height="0.22in"/>
    </style:style>
    <style:style style:name="TBL_0_0_row_55" style:family="table-row">
      <style:table-row-properties style:use-optimal-row-height="false" style:row-height="0.01in"/>
    </style:style>
    <style:style style:name="TBL_0_0_row_56" style:family="table-row">
      <style:table-row-properties style:use-optimal-row-height="false" style:row-height="0.18in"/>
    </style:style>
    <style:style style:name="TBL_0_0_row_57" style:family="table-row">
      <style:table-row-properties style:use-optimal-row-height="false" style:row-height="0.01in"/>
    </style:style>
    <style:style style:name="TBL_0_0_row_58" style:family="table-row">
      <style:table-row-properties style:use-optimal-row-height="false" style:row-height="0.2in"/>
    </style:style>
    <style:style style:name="TBL_0_0_row_59" style:family="table-row">
      <style:table-row-properties style:use-optimal-row-height="false" style:row-height="0.08in"/>
    </style:style>
    <style:style style:name="TBL_0_0_row_60" style:family="table-row">
      <style:table-row-properties style:use-optimal-row-height="false" style:row-height="0.09in"/>
    </style:style>
    <style:style style:name="TBL_0_0_row_61" style:family="table-row">
      <style:table-row-properties style:use-optimal-row-height="false" style:row-height="0.13in"/>
    </style:style>
    <style:style style:name="TBL_0_0_row_62" style:family="table-row">
      <style:table-row-properties style:use-optimal-row-height="false" style:row-height="0.01in"/>
    </style:style>
    <style:style style:name="G14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63" style:family="table-row">
      <style:table-row-properties style:use-optimal-row-height="false" style:row-height="0.01in"/>
    </style:style>
    <style:style style:name="TBL_0_0_row_64" style:family="table-row">
      <style:table-row-properties style:use-optimal-row-height="false" style:row-height="0.01in"/>
    </style:style>
    <style:style style:name="TBL_0_0_row_65" style:family="table-row">
      <style:table-row-properties style:use-optimal-row-height="false" style:row-height="0.19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66" style:family="table-row">
      <style:table-row-properties style:use-optimal-row-height="false" style:row-height="0.54in"/>
    </style:style>
    <style:style style:name="TBL_0_0_row_67" style:family="table-row">
      <style:table-row-properties style:use-optimal-row-height="false" style:row-height="0.01in"/>
    </style:style>
    <style:style style:name="G15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6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68" style:family="table-row">
      <style:table-row-properties style:use-optimal-row-height="false" style:row-height="0.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column table:style-name="TBL_0_0_col_25">
</table:table-column>
        <table:table-column table:style-name="TBL_0_0_col_26">
</table:table-column>
        <table:table-column table:style-name="TBL_0_0_col_27">
</table:table-column>
        <table:table-column table:style-name="TBL_0_0_col_28">
</table:table-column>
        <table:table-column table:style-name="TBL_0_0_col_29">
</table:table-column>
        <table:table-column table:style-name="TBL_0_0_col_30">
</table:table-column>
        <table:table-column table:style-name="TBL_0_0_col_31">
</table:table-column>
        <table:table-column table:style-name="TBL_0_0_col_32">
</table:table-column>
        <table:table-column table:style-name="TBL_0_0_col_33">
</table:table-column>
        <table:table-column table:style-name="TBL_0_0_col_34">
</table:table-column>
        <table:table-column table:style-name="TBL_0_0_col_35">
</table:table-column>
        <table:table-column table:style-name="TBL_0_0_col_36">
</table:table-column>
        <table:table-column table:style-name="TBL_0_0_col_37">
</table:table-column>
        <table:table-column table:style-name="TBL_0_0_col_38">
</table:table-column>
        <table:table-column table:style-name="TBL_0_0_col_39">
</table:table-column>
        <table:table-column table:style-name="TBL_0_0_col_40">
</table:table-column>
        <table:table-column table:style-name="TBL_0_0_col_41">
</table:table-column>
        <table:table-column table:style-name="TBL_0_0_col_42">
</table:table-column>
        <table:table-column table:style-name="TBL_0_0_col_43">
</table:table-column>
        <table:table-column table:style-name="TBL_0_0_col_44">
</table:table-column>
        <table:table-column table:style-name="TBL_0_0_col_45">
</table:table-column>
        <table:table-column table:style-name="TBL_0_0_col_46">
</table:table-column>
        <table:table-column table:style-name="TBL_0_0_col_47">
</table:table-column>
        <table:table-column table:style-name="TBL_0_0_col_48">
</table:table-column>
        <table:table-column table:style-name="TBL_0_0_col_49">
</table:table-column>
        <table:table-column table:style-name="TBL_0_0_col_50">
</table:table-column>
        <table:table-column table:style-name="TBL_0_0_col_51">
</table:table-column>
        <table:table-column table:style-name="TBL_0_0_col_52">
</table:table-column>
        <table:table-column table:style-name="TBL_0_0_col_53">
</table:table-column>
        <table:table-column table:style-name="TBL_0_0_col_54">
</table:table-column>
        <table:table-column table:style-name="TBL_0_0_col_55">
</table:table-column>
        <table:table-column table:style-name="TBL_0_0_col_56">
</table:table-column>
        <table:table-column table:style-name="TBL_0_0_col_57">
</table:table-column>
        <table:table-column table:style-name="TBL_0_0_col_58">
</table:table-column>
        <table:table-column table:style-name="TBL_0_0_col_59">
</table:table-column>
        <table:table-column table:style-name="TBL_0_0_col_60">
</table:table-column>
        <table:table-column table:style-name="TBL_0_0_col_61">
</table:table-column>
        <table:table-column table:style-name="TBL_0_0_col_62">
</table:table-column>
        <table:table-column table:style-name="TBL_0_0_col_63">
</table:table-column>
        <table:table-column table:style-name="TBL_0_0_col_64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38">
            <text:p text:style-name="P0"><text:bookmark text:name="JR_PAGE_ANCHOR_0_1"/><text:span text:style-name="T0">Приказ на ПОКУПКУ/ПРОДАЖУ ценных бумаг от клиента физ. лица (акции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8">
            <text:p text:style-name="P1"><text:span text:style-name="T1">Заполняется клиентом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8">
            <text:p text:style-name="P1"><text:span text:style-name="T1">Заполняется клиентом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7">
            <text:p text:style-name="P1"><text:span text:style-name="T1">Заполняется брокером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1" table:number-columns-spanned="6" table:number-rows-spanned="7">
            <text:p text:style-name="P0"><text:span text:style-name="T2">Дата подачи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10" table:number-rows-spanned="3">
            <text:p text:style-name="P2"><text:span text:style-name="T3">Клиент ФИ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number-rows-spanned="34">
            <text:p><draw:line text:anchor-type="paragraph" draw:style-name="G0" svg:x1="0.0in" svg:y1="0.0in" svg:x2="0.0in" svg:y2="1.73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2">
            <text:p text:style-name="P1"><text:span text:style-name="T3">Номер приказ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columns-spanned="28">
            <text:p><draw:line text:anchor-type="paragraph" draw:style-name="G1" svg:x1="0.0in" svg:y1="0.0in" svg:x2="4.48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2">
            <text:p text:style-name="P1"><text:span text:style-name="T3">Дата приема приказ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3" table:number-rows-spanned="2">
            <text:p text:style-name="P1"><text:span text:style-name="T3">Время приема приказ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11" table:number-rows-spanned="3">
            <text:p text:style-name="P2"><text:span text:style-name="T3">Дата выдачи и кем выдан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7" table:number-rows-spanned="3">
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4" table:number-columns-spanned="7" table:number-rows-spanned="3">
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columns-spanned="28">
            <text:p><draw:line text:anchor-type="paragraph" draw:style-name="G2" svg:x1="0.0in" svg:y1="0.0in" svg:x2="4.48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2">
            <text:p text:style-name="P1"><text:span text:style-name="T3">ID клиента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5" table:number-rows-spanned="2">
            <text:p text:style-name="P1"><text:span text:style-name="T3">Подтверждение кодового слов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columns-spanned="28">
            <text:p><draw:line text:anchor-type="paragraph" draw:style-name="G3" svg:x1="0.0in" svg:y1="0.0in" svg:x2="4.48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0">
            <text:p text:style-name="P1"><text:span text:style-name="T3">Контактный телефон для повторного звон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3" table:number-rows-spanned="2">
            <text:p text:style-name="P1"><text:span text:style-name="T3">Номер голосовой записи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 table:number-columns-spanned="48">
            <text:p text:style-name="P3"><text:span text:style-name="T4">Поручаем Брокеру (АО "ИФД "RESMI") совершить за наш счет операции по параметрам указанным в таблице ниже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4">
          <table:table-cell table:style-name="C0"/>
          <table:table-cell table:style-name="C0"/>
          <table:table-cell table:style-name="C5" table:number-columns-spanned="3" table:number-rows-spanned="3">
            <text:p text:style-name="P3"><text:span text:style-name="T5">№</text:span></text:p>
          </table:table-cell>
          <table:covered-table-cell/>
          <table:covered-table-cell/>
          <table:table-cell table:number-rows-spanned="4">
            <text:p><draw:line text:anchor-type="paragraph" draw:style-name="G4" svg:x1="0.0in" svg:y1="0.0in" svg:x2="0.0in" svg:y2="0.56in"><text:p/></draw:line></text:p>
          </table:table-cell>
          <table:table-cell table:style-name="C5" table:number-columns-spanned="3" table:number-rows-spanned="2">
            <text:p text:style-name="P3"><text:span text:style-name="T6">наименование</text:span></text:p>
          </table:table-cell>
          <table:covered-table-cell/>
          <table:covered-table-cell/>
          <table:table-cell table:number-rows-spanned="4">
            <text:p><draw:line text:anchor-type="paragraph" draw:style-name="G5" svg:x1="0.0in" svg:y1="0.0in" svg:x2="0.0in" svg:y2="0.56in"><text:p/></draw:line></text:p>
          </table:table-cell>
          <table:table-cell table:style-name="C5" table:number-columns-spanned="10" table:number-rows-spanned="3">
            <text:p text:style-name="P3"><text:span text:style-name="T6">эмитен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4">
            <text:p><draw:line text:anchor-type="paragraph" draw:style-name="G6" svg:x1="0.0in" svg:y1="0.0in" svg:x2="0.0in" svg:y2="0.56in"><text:p/></draw:line></text:p>
          </table:table-cell>
          <table:table-cell table:style-name="C5" table:number-columns-spanned="6" table:number-rows-spanned="3">
            <text:p text:style-name="P3"><text:span text:style-name="T6">НИН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rows-spanned="4">
            <text:p><draw:line text:anchor-type="paragraph" draw:style-name="G7" svg:x1="0.0in" svg:y1="0.0in" svg:x2="0.0in" svg:y2="0.56in"><text:p/></draw:line></text:p>
          </table:table-cell>
          <table:table-cell table:style-name="C0"/>
          <table:table-cell table:style-name="C0"/>
          <table:table-cell table:style-name="C0"/>
          <table:table-cell table:number-rows-spanned="4">
            <text:p><draw:line text:anchor-type="paragraph" draw:style-name="G8" svg:x1="0.0in" svg:y1="0.0in" svg:x2="0.0in" svg:y2="0.56in"><text:p/></draw:line></text:p>
          </table:table-cell>
          <table:table-cell table:style-name="C5" table:number-columns-spanned="5" table:number-rows-spanned="3">
            <text:p text:style-name="P3"><text:span text:style-name="T6">Цена за 1 ЦБ</text:span></text:p>
          </table:table-cell>
          <table:covered-table-cell/>
          <table:covered-table-cell/>
          <table:covered-table-cell/>
          <table:covered-table-cell/>
          <table:table-cell table:number-rows-spanned="4">
            <text:p><draw:line text:anchor-type="paragraph" draw:style-name="G9" svg:x1="0.0in" svg:y1="0.0in" svg:x2="0.0in" svg:y2="0.56in"><text:p/></draw:line></text:p>
          </table:table-cell>
          <table:table-cell table:style-name="C5" table:number-columns-spanned="6" table:number-rows-spanned="2">
            <text:p text:style-name="P3"><text:span text:style-name="T6">Количество ЦБ 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rows-spanned="4">
            <text:p><draw:line text:anchor-type="paragraph" draw:style-name="G10" svg:x1="0.0in" svg:y1="0.0in" svg:x2="0.0in" svg:y2="0.56in"><text:p/></draw:line></text:p>
          </table:table-cell>
          <table:table-cell table:style-name="C0"/>
          <table:table-cell table:style-name="C5" table:number-columns-spanned="5" table:number-rows-spanned="3">
            <text:p text:style-name="P3"><text:span text:style-name="T6">объем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5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5" table:number-columns-spanned="2" table:number-rows-spanned="2">
            <text:p text:style-name="P3"><text:span text:style-name="T6">Вид операции</text:span></text:p>
          </table:table-cell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table-cell table:number-rows-spanned="3">
            <text:p><draw:line text:anchor-type="paragraph" draw:style-name="G11" svg:x1="0.0in" svg:y1="0.0in" svg:x2="0.0in" svg:y2="0.55in"><text:p/></draw:line></text:p>
          </table:table-cell>
          <table:table-cell table:style-name="C5" table:number-columns-spanned="6">
            <text:p text:style-name="P3"><text:span text:style-name="T6">Валюта сделки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rows-spanned="3">
            <text:p><draw:line text:anchor-type="paragraph" draw:style-name="G12" svg:x1="0.0in" svg:y1="0.0in" svg:x2="0.0in" svg:y2="0.55in"><text:p/></draw:line></text:p>
          </table:table-cell>
          <table:table-cell table:style-name="C5" table:number-columns-spanned="5">
            <text:p text:style-name="P3"><text:span text:style-name="T6">Контрагент**</text:span></text:p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6"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8">
          <table:table-cell table:style-name="C0"/>
          <table:table-cell table:style-name="C0"/>
          <table:table-cell table:style-name="C0"/>
          <table:table-cell table:style-name="C2" table:number-columns-spanned="36">
            <text:p text:style-name="P1"><text:span text:style-name="T6">** - в графе "КОНТРАГЕНТ" указывается контрагент, с которым заключается "прямая" сделка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0">
          <table:table-cell table:style-name="C0"/>
          <table:table-cell table:style-name="C3" table:number-columns-spanned="16" table:number-rows-spanned="2">
            <text:p text:style-name="P2"><text:span text:style-name="T3">  Цель сделки (по желанию клиента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9">
            <text:p><draw:line text:anchor-type="paragraph" draw:style-name="G13" svg:x1="0.0in" svg:y1="0.0in" svg:x2="0.0in" svg:y2="1.11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1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2">
          <table:table-cell table:style-name="C0"/>
          <table:table-cell table:style-name="C0"/>
          <table:table-cell table:style-name="C0"/>
          <table:table-cell table:style-name="C3" table:number-columns-spanned="14">
            <text:p text:style-name="P2"><text:span text:style-name="T3"> Срок действия приказ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3">
          <table:table-cell table:style-name="C0"/>
          <table:table-cell table:style-name="C0"/>
          <table:table-cell table:style-name="C0"/>
          <table:table-cell table:style-name="C3" table:number-columns-spanned="14" table:number-rows-spanned="2">
            <text:p text:style-name="P2"><text:span text:style-name="T3"> Тип приказа (рыночный/лимитный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4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6">
          <table:table-cell table:style-name="C0"/>
          <table:table-cell table:style-name="C2" table:number-columns-spanned="16" table:number-rows-spanned="2">
            <text:p text:style-name="P1"><text:span text:style-name="T3">  Наличие рекомендаци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7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8">
          <table:table-cell table:style-name="C0"/>
          <table:table-cell table:style-name="C0"/>
          <table:table-cell table:style-name="C0"/>
          <table:table-cell table:style-name="C2" table:number-columns-spanned="14">
            <text:p text:style-name="P1"><text:span text:style-name="T3">  Примичани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2" table:number-rows-spanned="5">
            <text:p text:style-name="P2"><text:span text:style-name="T1">Брокер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8" table:number-rows-spanned="4">
            <text:p text:style-name="P0"><text:span text:style-name="T6">заполненно верн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number-columns-spanned="18">
            <text:p><draw:line text:anchor-type="paragraph" draw:style-name="G14" svg:x1="0.0in" svg:y1="0.0in" svg:x2="3.12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5"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19">
            <text:p text:style-name="P1"><text:span text:style-name="T1">ФИО клиента (написать "заполнено верно") подпись 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6" table:number-columns-spanned="20">
            <text:p text:style-name="P4"><text:span text:style-name="T1">ФИО исполнителя подпись  М.П.<text:tab/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7">
          <table:table-cell table:style-name="C0"/>
          <table:table-cell table:style-name="C0"/>
          <table:table-cell table:style-name="C0"/>
          <table:table-cell table:number-columns-spanned="29">
            <text:p><draw:line text:anchor-type="paragraph" draw:style-name="G15" svg:x1="0.0in" svg:y1="0.0in" svg:x2="5.7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columns-spanned="21">
            <text:p><draw:line text:anchor-type="paragraph" draw:style-name="G16" svg:x1="0.0in" svg:y1="0.0in" svg:x2="3.84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68"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5">
            <text:p text:style-name="P1"><text:span text:style-name="T1">ФИО сотрудника Департамента продаж и развития бизнеса  подпись     М.П.<text:tab/>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1">
            <text:p text:style-name="P1"><text:span text:style-name="T1">ФИО сотрудника Департамента Трейдинга   подпись     М.П.<text:tab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